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2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3!</text:p>
          </table:table-cell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4</text:p>
          </table:table-cell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3!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2:32:42.56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07T13:06:54.019000000</dc:date>
    <meta:editing-cycles>33</meta:editing-cycles>
    <meta:editing-duration>PT4H39M31S</meta:editing-duration>
    <meta:generator>LibreOffice/7.1.2.2$Windows_X86_64 LibreOffice_project/8a45595d069ef5570103caea1b71cc9d82b2aae4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5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